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fo:color="#7f7f7f" style:font-name="Verdana1"/>
    </style:style>
    <style:style style:name="P2" style:family="paragraph" style:parent-style-name="Standard">
      <style:paragraph-properties fo:text-align="justify" style:justify-single-word="false"/>
      <style:text-properties fo:color="#7f7f7f" style:font-name="Verdana1" fo:font-weight="bold" style:font-weight-asian="bold" style:font-weight-complex="bold"/>
    </style:style>
    <style:style style:name="P3" style:family="paragraph" style:parent-style-name="Standard">
      <style:paragraph-properties fo:text-align="justify" style:justify-single-word="false"/>
      <style:text-properties fo:color="#7f7f7f" style:font-name="Verdana1" fo:font-weight="bold" style:font-weight-asian="bold"/>
    </style:style>
    <style:style style:name="P4" style:family="paragraph" style:parent-style-name="Standard">
      <style:text-properties style:font-name="Verdana1"/>
    </style:style>
    <style:style style:name="P5" style:family="paragraph" style:parent-style-name="Standard">
      <style:paragraph-properties fo:text-align="justify" style:justify-single-word="false"/>
      <style:text-properties style:font-name="Verdana1"/>
    </style:style>
    <style:style style:name="P6" style:family="paragraph" style:parent-style-name="Standard">
      <style:paragraph-properties style:line-height-at-least="0.508cm" fo:orphans="2" fo:widows="2" fo:hyphenation-ladder-count="no-limit" style:vertical-align="baseline"/>
      <style:text-properties style:font-name="Verdana1" fo:hyphenate="true" fo:hyphenation-remain-char-count="2" fo:hyphenation-push-char-count="2"/>
    </style:style>
    <style:style style:name="P7" style:family="paragraph" style:parent-style-name="Standard">
      <style:paragraph-properties fo:text-align="justify" style:justify-single-word="false"/>
      <style:text-properties style:font-name="Verdana1" fo:font-weight="bold" style:font-weight-asian="bold" style:font-name-complex="Calibri2"/>
    </style:style>
    <style:style style:name="P8" style:family="paragraph" style:parent-style-name="Standard">
      <style:text-properties style:font-name="Verdana1" style:font-name-complex="Calibri2"/>
    </style:style>
    <style:style style:name="P9" style:family="paragraph" style:parent-style-name="Standard">
      <style:paragraph-properties fo:margin-top="0.169cm" fo:margin-bottom="0.169cm" loext:contextual-spacing="false" fo:orphans="2" fo:widows="2" fo:hyphenation-ladder-count="no-limit"/>
      <style:text-properties style:font-name="Verdana1" fo:hyphenate="true" fo:hyphenation-remain-char-count="2" fo:hyphenation-push-char-count="2"/>
    </style:style>
    <style:style style:name="P10" style:family="paragraph" style:parent-style-name="Standard">
      <style:paragraph-properties fo:margin-top="0cm" fo:margin-bottom="0.353cm" loext:contextual-spacing="false" fo:line-height="115%" fo:text-align="start" style:justify-single-word="false"/>
      <style:text-properties style:use-window-font-color="true" style:font-name="Verdana1" fo:font-size="11pt" fo:font-weight="normal" officeooo:paragraph-rsid="0003bdd5" fo:background-color="transparent" style:font-name-asian="Calibri1" style:font-name-complex="Calibri1"/>
    </style:style>
    <style:style style:name="P11" style:family="paragraph" style:parent-style-name="Standard">
      <style:paragraph-properties fo:margin-top="0cm" fo:margin-bottom="0.353cm" loext:contextual-spacing="false" fo:line-height="115%" fo:text-align="start" style:justify-single-word="false"/>
      <style:text-properties style:use-window-font-color="true" style:font-name="Verdana1" fo:font-size="11pt" fo:font-weight="bold" officeooo:paragraph-rsid="0003bdd5" fo:background-color="transparent" style:font-name-asian="Calibri1" style:font-name-complex="Calibri1"/>
    </style:style>
    <style:style style:name="P12" style:family="paragraph" style:parent-style-name="Standard">
      <style:paragraph-properties fo:margin-top="0cm" fo:margin-bottom="0.353cm" loext:contextual-spacing="false" fo:line-height="115%" fo:text-align="start" style:justify-single-word="false"/>
      <style:text-properties fo:color="#7f7f7f" style:font-name="Verdana1" fo:font-size="11pt" fo:font-weight="bold" officeooo:paragraph-rsid="0003bdd5" fo:background-color="transparent" style:font-name-asian="Calibri1" style:font-name-complex="Arial1"/>
    </style:style>
    <style:style style:name="P13" style:family="paragraph" style:parent-style-name="Standard">
      <style:paragraph-properties fo:margin-top="0cm" fo:margin-bottom="0.353cm" loext:contextual-spacing="false" fo:line-height="115%" fo:text-align="start" style:justify-single-word="false"/>
      <style:text-properties fo:color="#7f7f7f" style:font-name="Verdana1" fo:font-size="11pt" fo:font-weight="normal" officeooo:paragraph-rsid="0003bdd5" fo:background-color="transparent" style:font-name-asian="Calibri1" style:font-name-complex="Calibri1"/>
    </style:style>
    <style:style style:name="P14" style:family="paragraph" style:parent-style-name="Standard">
      <style:paragraph-properties fo:margin-top="0cm" fo:margin-bottom="0.353cm" loext:contextual-spacing="false" fo:line-height="115%" fo:text-align="start" style:justify-single-word="false"/>
      <style:text-properties fo:color="#7f7f7f" style:font-name="Verdana1" fo:font-size="20pt" fo:font-weight="bold" officeooo:paragraph-rsid="0003bdd5" fo:background-color="transparent" style:font-name-asian="Calibri1" style:font-size-asian="20pt" style:font-name-complex="Calibri1" style:font-size-complex="20pt"/>
    </style:style>
    <style:style style:name="P15" style:family="paragraph" style:parent-style-name="Standard">
      <style:paragraph-properties fo:text-align="justify" style:justify-single-word="false"/>
      <style:text-properties fo:color="#7f7f7f" style:font-name="Verdana1" fo:font-weight="bold" style:font-weight-asian="bold" style:font-weight-complex="bold"/>
    </style:style>
    <style:style style:name="P16" style:family="paragraph" style:parent-style-name="Standard">
      <style:paragraph-properties fo:text-align="justify" style:justify-single-word="false"/>
      <style:text-properties fo:color="#7f7f7f" style:font-name="Verdana1" fo:font-weight="normal" style:font-weight-asian="normal" style:font-weight-complex="normal"/>
    </style:style>
    <style:style style:name="P17" style:family="paragraph" style:parent-style-name="Standard">
      <style:paragraph-properties fo:text-align="justify" style:justify-single-word="false"/>
      <style:text-properties fo:color="#7f7f7f" style:font-name="Verdana1"/>
    </style:style>
    <style:style style:name="P18" style:family="paragraph" style:parent-style-name="Standard">
      <style:paragraph-properties fo:text-align="justify" style:justify-single-word="false"/>
      <style:text-properties fo:color="#7f7f7f" style:font-name="Verdana1" fo:font-size="20pt" fo:font-weight="bold" style:font-size-asian="20pt" style:font-weight-asian="bold" style:font-size-complex="20pt"/>
    </style:style>
    <style:style style:name="P19" style:family="paragraph" style:parent-style-name="Standard">
      <style:text-properties fo:color="#404040" style:font-name="Verdana1" fo:font-size="9.5pt" style:font-size-asian="9.5pt" style:font-name-complex="Calibri2" style:font-size-complex="9.5pt"/>
    </style:style>
    <style:style style:name="P20" style:family="paragraph" style:parent-style-name="Standard">
      <style:paragraph-properties style:line-height-at-least="0.508cm" fo:orphans="2" fo:widows="2" fo:hyphenation-ladder-count="no-limit" style:vertical-align="baseline"/>
      <style:text-properties fo:color="#444444" style:font-name="Verdana1" fo:font-size="9.5pt" style:letter-kerning="false" style:font-name-asian="Times New Roman1" style:font-size-asian="9.5pt" style:font-name-complex="Arial1" style:font-size-complex="9.5pt" fo:hyphenate="true" fo:hyphenation-remain-char-count="2" fo:hyphenation-push-char-count="2"/>
    </style:style>
    <style:style style:name="P21" style:family="paragraph" style:parent-style-name="Standard">
      <style:text-properties style:font-name="Verdana1"/>
    </style:style>
    <style:style style:name="P22" style:family="paragraph" style:parent-style-name="Standard">
      <style:paragraph-properties fo:text-align="justify" style:justify-single-word="false"/>
      <style:text-properties style:font-name="Verdana1" fo:font-weight="bold" style:font-weight-asian="bold" style:font-name-complex="Calibri2"/>
    </style:style>
    <style:style style:name="P23" style:family="paragraph" style:parent-style-name="Standard">
      <style:text-properties style:font-name="Verdana1" style:font-name-complex="Calibri2"/>
    </style:style>
    <style:style style:name="P24" style:family="paragraph" style:parent-style-name="Standard" style:master-page-name="Standard">
      <style:paragraph-properties style:page-number="auto"/>
      <style:text-properties style:font-name="Verdana1" officeooo:rsid="0005e116" officeooo:paragraph-rsid="0005e116"/>
    </style:style>
    <style:style style:name="T1" style:family="text">
      <style:text-properties fo:color="#7f7f7f"/>
    </style:style>
    <style:style style:name="T2" style:family="text">
      <style:text-properties fo:font-weight="bold" style:font-weight-asian="bold" style:font-name-complex="Calibri2"/>
    </style:style>
    <style:style style:name="T3" style:family="text">
      <style:text-properties fo:color="#444444" fo:font-size="9.5pt" fo:font-weight="bold" style:letter-kerning="false" style:font-name-asian="Times New Roman1" style:font-size-asian="9.5pt" style:font-weight-asian="bold" style:font-name-complex="Arial1" style:font-size-complex="9.5pt" style:font-weight-complex="bold"/>
    </style:style>
    <style:style style:name="T4" style:family="text">
      <style:text-properties fo:color="#444444" fo:font-size="9.5pt" style:letter-kerning="false" style:font-name-asian="Times New Roman1" style:font-size-asian="9.5pt" style:font-name-complex="Arial1" style:font-size-complex="9.5pt"/>
    </style:style>
    <style:style style:name="T5" style:family="text">
      <style:text-properties style:use-window-font-color="true" fo:font-size="9.5pt" style:letter-kerning="false" style:font-name-asian="Times New Roman1" style:font-size-asian="9.5pt" style:font-name-complex="Arial1" style:font-size-complex="9.5pt"/>
    </style:style>
    <style:style style:name="T6" style:family="text">
      <style:text-properties style:use-window-font-color="true" fo:font-weight="bold" style:font-weight-asian="bold" style:font-name-complex="Calibri2"/>
    </style:style>
    <style:style style:name="T7" style:family="text">
      <style:text-properties fo:color="#000000" fo:font-size="9.5pt" style:letter-kerning="false" style:font-name-asian="Times New Roman1" style:font-size-asian="9.5pt" style:font-name-complex="Arial1" style:font-size-complex="9.5pt"/>
    </style:style>
    <style:style style:name="T8" style:family="text">
      <style:text-properties fo:color="#404040" fo:font-size="9.5pt" style:font-size-asian="9.5pt" style:font-name-complex="Calibri2"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Who we are</text:p>
      <text:p text:style-name="P4">The Südtiroler Mieterschutz Home Centre has been an association active since 1979 to offer its members assistance, advice, protection for tenants of private and public housing and the defense and affirmation of the right to housing and living.</text:p>
      <text:p text:style-name="P4">It is the tenants' union, promoted by CGIL-AGB, SGBCISL and UIL-SGK, and today it is the only unitary structure still present in Italy. The Centro Casa Mieterschutz places its expertise at the service of tenants (but also of owners interested in a proper rental relationship), providing advice and assistance.</text:p>
      <text:p text:style-name="P4">The Centro Casa Mieterschutz follows the relationship between the owner and the tenant from the first consultation, to the conclusion of the contract, to the release of the housing through renewals, extensions, the distribution of condominium expenses, termination, eviction, also offers information on national and provincial regulations on housing and much more.</text:p>
      <text:p text:style-name="P4">The relationship between tenants and the IPES is also particularly interesting and often difficult. A separate area is dedicated to this sector. </text:p>
      <text:p text:style-name="P4"/>
      <text:p text:style-name="P4">In addition to its headquarters in Bolzano, the association is also present in Bressanone, Brunico, Merano and Laives.</text:p>
      <text:p text:style-name="P4"/>
      <text:p text:style-name="P4">You can join the Mieterschutz Home Center at any location.</text:p>
      <text:p text:style-name="P4"/>
      <text:p text:style-name="P4"/>
      <text:p text:style-name="P4"/>
      <text:p text:style-name="P4">The services offered </text:p>
      <text:p text:style-name="P4"/>
      <text:p text:style-name="P4">Conclusion of contract</text:p>
      <text:p text:style-name="P4">The Mieterschutz Home Centre contracts, together with the building owners' association, local territorial agreements that define the rules and maximum rents applicable to rental contracts.</text:p>
      <text:p text:style-name="P4">Within the framework of the contracts, the main services offered by the Mieterschutz Home Centre to its members are:</text:p>
      <text:p text:style-name="P4">information and preliminary advice;</text:p>
      <text:p text:style-name="P4">calculation of the rent;</text:p>
      <text:p text:style-name="P4">conclusion of the contract;</text:p>
      <text:p text:style-name="P4">preparation of documentation related to the lease;</text:p>
      <text:p text:style-name="P4">registration of the contract at the registry office (essential to be able to receive the contribution to the rent from the Social Districts);</text:p>
      <text:p text:style-name="P4">distribution of condominium expenses;</text:p>
      <text:p text:style-name="P4">calculation and verification of the ISTAT or ASTAT update of the fee.</text:p>
      <text:p text:style-name="P4"/>
      <text:p text:style-name="P4">Whoever signs a contract must carefully check the text. By contacting the Mieterschutz Home Centre you can obtain all the assistance necessary for the conclusion of the contract and to avoid the inclusion of disadvantageous clauses. </text:p>
      <text:p text:style-name="P4"/>
      <text:p text:style-name="P4">ATTESTATION OF COMPLIANCE</text:p>
      <text:p text:style-name="P4">The attestation of compliance is a document to be attached on the contract at an agreed fee and presents to the Agency Of The Entrances at the registration <text:soft-page-break/>of the contract for tax benefits. It realesed from one of the two signatory parties of the territorial agreement (Bolzano's Centrocasa) and certifies that the sign contract responding both to the economic and legal terms of the territorial agreements.</text:p>
      <text:p text:style-name="P4"/>
      <text:p text:style-name="P4"/>
      <text:p text:style-name="P4">The distribution of the expensives of the co-owners</text:p>
      <text:p text:style-name="P4">There is a clear division between the owner and the tenant of the costs of the rented accommodation. According to this, the owner is obliged to document the details of the costs to the tenant on an annual basis.</text:p>
      <text:p text:style-name="P4">The Centro Casa Mieterschutz can verify the exact distribution of the expenses and the rental agreement and, in case of errors or wrong interpretations, can mediate in order to avoid disputes between the owner and the tenant and obtain a review of the charges.</text:p>
      <text:p text:style-name="P4"/>
      <text:p text:style-name="P4"/>
      <text:p text:style-name="P4">Cancellation or termination of contract</text:p>
      <text:p text:style-name="P4">Lease contracts for residential use at a free rent are tacitly renewed every four years, while those facilitated every three years unless the owner of the property withdraws from the contract by sending the tenant a registered letter with return receipt at least six months before the expiry date. The tenant may also withdraw for serious reasons at any time, but with at least six months' notice. </text:p>
      <text:p text:style-name="P4">The termination of the contract occurs when one of the parties requests the early termination of the contract for reasons related to non-fulfilment or conduct that does not comply with the contractual clauses. </text:p>
      <text:p text:style-name="P4">In both cases, precise rules and obligations must be respected and the Centro Casa Mieterschutz offers support and advice.</text:p>
      <text:p text:style-name="P4"/>
      <text:p text:style-name="P4"/>
      <text:p text:style-name="P4">In case of eviction</text:p>
      <text:p text:style-name="P4">A tenant who does not regularly pay the rent payments and incidental expenses or who does not move out of the accommodation by the end of the rental period may be called by the owner to account in court through the eviction procedure for late payment or for not moving out at the end of the rental period.</text:p>
      <text:p text:style-name="P4">In the event of eviction or cancellation of the contract, the “Centro Casa Mieterschutz” offers all the information relating to law enforcement and, if requested and the “Centro Casa Mieterschutz” deems it possible, provides direct assistance. </text:p>
      <text:p text:style-name="P4"/>
      <text:p text:style-name="P4"/>
      <text:p text:style-name="P4"/>
      <text:p text:style-name="P4"/>
      <text:p text:style-name="P4"/>
      <text:p text:style-name="P4">Issuing accommodation</text:p>
      <text:p text:style-name="P4">The issuing of the accommodation is a very tricky phase. </text:p>
      <text:p text:style-name="P4">Returning accommodation and keys without first filling in and signing a release form is the basis of many disputes concerning the full refund of the security <text:soft-page-break/>deposit.</text:p>
      <text:p text:style-name="P4">The “Centro Casa Mieterschutz” recommends that you draw up a delivery and return report (which can be collected from all locations in the area) to certify the general conditions of the accommodation, the furnishings and equipment present at the time of delivery of the accommodation and at the time of release at the end of the rental period. The “Centro Casa Mieterschutz”, upon request with a notice of one and a half months, provides direct assistance at the time of delivery and return. </text:p>
      <text:p text:style-name="P4"/>
      <text:p text:style-name="P4"/>
      <text:p text:style-name="P4">Assistance</text:p>
      <text:p text:style-name="P4">Assists associates in any dispute or conflict between tenant and owner</text:p>
      <text:p text:style-name="P4">Attempts at conciliation </text:p>
      <text:p text:style-name="P4">Provides assistance in the event of eviction</text:p>
      <text:p text:style-name="P4"/>
      <text:p text:style-name="P4"/>
      <text:p text:style-name="P4">The IPES section</text:p>
      <text:p text:style-name="P4">At the Mieterschutz Home Centre, the IPES section is active, through which it offers direct advice and assistance to all IPES tenants; in particular: </text:p>
      <text:p text:style-name="P4"><text:s text:c="4"/>- by filling in the application form for the allocation of accommodation (from 1st September to 31st October each year), providing advice and assistance on requests for reduced rent prices and moving;</text:p>
      <text:p text:style-name="P4"><text:s text:c="4"/>- preparing appeals to the ERC against IPES measures;</text:p>
      <text:p text:style-name="P4"><text:s text:c="4"/>- mediating with IPES in conflict situations. </text:p>
      <text:p text:style-name="P4">For private tenants, it is particularly important that the owner refuses to renew the contract at the first expiry date, which reduces the time taken to allocate the accommodation. </text:p>
      <text:p text:style-name="P4"/>
      <text:p text:style-name="P4"/>
      <text:p text:style-name="P4">Where you can find us</text:p>
      <text:p text:style-name="P4"/>
      <text:p text:style-name="P4">BOLZANO</text:p>
      <text:p text:style-name="P4">Matteotti square, 1</text:p>
      <text:p text:style-name="P4">From Monday to Friday 08.30am – 12.30pm</text:p>
      <text:p text:style-name="P4">From Monday to Thursday 2.00pm – 6.00pm</text:p>
      <text:p text:style-name="P4">Tel. 0471 911012 Fax 0471 921923</text:p>
      <text:p text:style-name="P4"/>
      <text:p text:style-name="P4"/>
      <text:p text:style-name="P4">LAIVES Daniele Giacomin</text:p>
      <text:p text:style-name="P4">G. Falcone e P. Borsellino square, 1 </text:p>
      <text:p text:style-name="P4">c/o Social District of Laives-Bronzolo-Vadena, 2° floor</text:p>
      <text:p text:style-name="P4">Wednesday 2.00pm – 4.00pm</text:p>
      <text:p text:style-name="P4">Tel. 348 8216770</text:p>
      <text:p text:style-name="P4"/>
      <text:p text:style-name="P4"/>
      <text:p text:style-name="P4">BRESSANONE Markus Plaikner</text:p>
      <text:p text:style-name="P4">Bastioni Maggiori Street, 26 2° floor</text:p>
      <text:p text:style-name="P4">Wednesday 09.00am – 12.30pm </text:p>
      <text:p text:style-name="P4">1.30pm – 5.00pm by appointment</text:p>
      <text:p text:style-name="P4"><text:soft-page-break/>Tel. 348 5303343</text:p>
      <text:p text:style-name="P4"/>
      <text:p text:style-name="P4"/>
      <text:p text:style-name="P4">BRUNICO Markus Plaikner</text:p>
      <text:p text:style-name="P4">Cappuccini square, 3/F</text:p>
      <text:p text:style-name="P4">c/o Land registry Michael Pacher Haus</text:p>
      <text:p text:style-name="P4">Monday 09.00am – 12.30pm</text:p>
      <text:p text:style-name="P4">1.30pm – 4.30pm by appointment</text:p>
      <text:p text:style-name="P4">Tel. 348 5303343</text:p>
      <text:p text:style-name="P4"/>
      <text:p text:style-name="P4"/>
      <text:p text:style-name="P4">MERANO Mar’yana Ivashchenko</text:p>
      <text:p text:style-name="P4">Leopardi Street, 1 </text:p>
      <text:p text:style-name="P4">Monday 9.00am -12.00pm and 2.00pm - 4.00pm</text:p>
      <text:p text:style-name="P4">Tuesday 9.00am - 12.00pm</text:p>
      <text:p text:style-name="P4">Thursday 9.00am - 12.00pm</text:p>
      <text:p text:style-name="P4">Friday 9.00am - 12.00pm</text:p>
      <text:p text:style-name="P4">Tel. 348 8216772</text:p>
      <text:p text:style-name="P4"/>
      <text:p text:style-name="P4"/>
      <text:p text:style-name="P4"/>
      <text:p text:style-name="P4"/>
      <text:p text:style-name="P4">News</text:p>
      <text:p text:style-name="P4"/>
      <text:p text:style-name="P4"/>
      <text:p text:style-name="P4">The new territorial agreement for the municipality of Bolzano came into force on 1 January. </text:p>
      <text:p text:style-name="P4">The parameters for determining the rents and for some types of accommodation have been revised. Especially if of lesser value and in the popular areas, “Centro Casa” estimates a reduction in rent prices. One of the new features is the introduction of a certificate of corresponding of the rent contract to the agreements.</text:p>
      <text:p text:style-name="P4"/>
      <text:p text:style-name="P4"/>
      <text:p text:style-name="P4">The most important changes are related to the revision and updating of the list of elements considered determined to define, within a scale of value, the quality of the housing and therefore the price range of the rent. Each of these elements has been assigned a value expressed in points, at the same time providing percentages of reduction of the rent in presence of some elements considered degrading. This is in order to make the rent price appropriate to the real situation of the housing.</text:p>
      <text:p text:style-name="P4"/>
      <text:p text:style-name="P4">A further important result achieved is the introduction of a reduction in the maximum rents applicable to houses that have never been fully restored, which will lead to a reduction in rent prices for houses in need; houses that are very often rented out to people in need or social discomfort.</text:p>
      <text:p text:style-name="P4"/>
      <text:p text:style-name="P4">In order to reduce the frequent disputes regarding the conditions of delivery and giving back the rented accommodation, a form of report has been <text:soft-page-break/>prepared which will be completed and signed by the involved participants to the rental agreement.</text:p>
      <text:p text:style-name="P4">The introduction of certification of the economic and regulatory compliance of contracts with territorial agreements is also of great importance. The certification, which is essential in order to benefit from the tax benefits, will be issued exclusively by an organisation that signs the agreements (in the province of Bolzano, the “Centro Casa Mieterschutz” and the “Association of Building Owners”) on the basis of the declarations issued - with relative assumption of responsibility - in a contractual way. The attribution of a similar verification function attributed to the signatory of the territorial agreements will secure the tenant from forcing interpretation of the agreements or theft that are sometimes implemented by som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it" fo:country="IT" style:letter-kerning="true" style:font-name-asian="Andale Sans UI" style:font-family-asian="'Andale Sans UI'"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Titolo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size-asian="14pt" style:font-name-complex="Tahoma" style:font-family-complex="Tahoma"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esto_20_fumetto_20_Carattere" style:display-name="Testo fumetto Carattere" style:family="text">
      <style:text-properties style:font-name="Segoe UI" fo:font-family="'Segoe UI'" style:font-family-generic="roman" style:font-pitch="variable" fo:font-size="9pt" style:letter-kerning="true" style:font-name-asian="Andale Sans UI" style:font-family-asian="'Andale Sans U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e" style:font-family-generic="roman" style:font-pitch="variable"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5:07:00</meta:creation-date>
    <meta:initial-creator>Mario.Usala</meta:initial-creator>
    <dc:language>en-US</dc:language>
    <meta:print-date>2019-01-04T14:42:00</meta:print-date>
    <dc:date>2019-02-08T12:02:14.957000000</dc:date>
    <meta:editing-cycles>45</meta:editing-cycles>
    <meta:editing-duration>PT7H13M</meta:editing-duration>
    <meta:generator>LibreOffice/6.1.4.2$Windows_X86_64 LibreOffice_project/9d0f32d1f0b509096fd65e0d4bec26ddd1938fd3</meta:generator>
    <meta:document-statistic meta:table-count="0" meta:image-count="0" meta:object-count="0" meta:page-count="5" meta:paragraph-count="81" meta:word-count="1441" meta:character-count="9011" meta:non-whitespace-character-count="7616"/>
    <meta:user-defined meta:name="AppVersion">15.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